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3d7d" officeooo:paragraph-rsid="00003d7d"/>
    </style:style>
    <style:style style:name="P2" style:family="paragraph" style:parent-style-name="Standard">
      <style:text-properties officeooo:rsid="0013eff5" officeooo:paragraph-rsid="0004239d"/>
    </style:style>
    <style:style style:name="P3" style:family="paragraph" style:parent-style-name="Standard">
      <style:text-properties officeooo:rsid="002dce3c" officeooo:paragraph-rsid="0004239d"/>
    </style:style>
    <style:style style:name="P4" style:family="paragraph" style:parent-style-name="Standard">
      <style:text-properties officeooo:paragraph-rsid="0004239d"/>
    </style:style>
    <style:style style:name="P5" style:family="paragraph" style:parent-style-name="Text_20_body">
      <style:text-properties officeooo:rsid="00003d7d" officeooo:paragraph-rsid="000198fb"/>
    </style:style>
    <style:style style:name="P6" style:family="paragraph" style:parent-style-name="Text_20_body">
      <style:text-properties officeooo:rsid="00003d7d" officeooo:paragraph-rsid="00032c40"/>
    </style:style>
    <style:style style:name="P7" style:family="paragraph" style:parent-style-name="Text_20_body">
      <style:text-properties officeooo:rsid="000198fb" officeooo:paragraph-rsid="00032c40"/>
    </style:style>
    <style:style style:name="P8" style:family="paragraph" style:parent-style-name="Text_20_body">
      <style:text-properties officeooo:rsid="000198fb" officeooo:paragraph-rsid="0006fcf1"/>
    </style:style>
    <style:style style:name="P9" style:family="paragraph" style:parent-style-name="Text_20_body">
      <style:text-properties officeooo:rsid="002dce3c" officeooo:paragraph-rsid="0004239d"/>
    </style:style>
    <style:style style:name="P10" style:family="paragraph" style:parent-style-name="Text_20_body">
      <style:text-properties officeooo:paragraph-rsid="0004239d"/>
    </style:style>
    <style:style style:name="P11" style:family="paragraph" style:parent-style-name="Text_20_body">
      <style:text-properties officeooo:rsid="000198fb" officeooo:paragraph-rsid="0004239d"/>
    </style:style>
    <style:style style:name="T1" style:family="text">
      <style:text-properties officeooo:rsid="001a2fd0"/>
    </style:style>
    <style:style style:name="T2" style:family="text">
      <style:text-properties officeooo:rsid="001be135"/>
    </style:style>
    <style:style style:name="T3" style:family="text">
      <style:text-properties officeooo:rsid="00032c40"/>
    </style:style>
    <style:style style:name="T4" style:family="text">
      <style:text-properties officeooo:rsid="003235e0"/>
    </style:style>
    <style:style style:name="T5" style:family="text">
      <style:text-properties officeooo:rsid="0014eade"/>
    </style:style>
    <style:style style:name="T6" style:family="text">
      <style:text-properties officeooo:rsid="0029f780"/>
    </style:style>
    <style:style style:name="T7" style:family="text">
      <style:text-properties officeooo:rsid="0023dcc9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3dcc9" style:font-weight-asian="bold" style:font-weight-complex="bold"/>
    </style:style>
    <style:style style:name="T10" style:family="text">
      <style:text-properties officeooo:rsid="0026db2c"/>
    </style:style>
    <style:style style:name="T11" style:family="text">
      <style:text-properties officeooo:rsid="000c24c1"/>
    </style:style>
    <style:style style:name="T12" style:family="text">
      <style:text-properties officeooo:rsid="000e4b0e"/>
    </style:style>
    <style:style style:name="T13" style:family="text">
      <style:text-properties officeooo:rsid="0010b7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1">Школа — це шлях. Шлях у життя, на якому ти пізнаєш світ, пізнаєш себе, мрієш про майбутнє. І думаєш, що робити далі. Чим займатися, ким бути у дорослому житті? Звичайно, кожен хоче мати улюблену справу, щось, що дійсно надихає. І ось тут виникає питання: а як школа може допомогти мені стати тим, ким я мрію стати?</text:p>
      <text:p text:style-name="P1"/>
      <text:p text:style-name="P5">Щоб учні мріяли про дійсно корисну в майбутньому роботу, <text:span text:style-name="T1">можна запропонувати</text:span> простий експеримент. <text:span text:style-name="T2">Уявіть собі, як те, що вам подобається робити, можна пристосувати для життя конкретних людей — близьких, друзів, знайомих. Чим їх можна здивувати? Записати відеоролик для привітання з днем народження? Виготовити незвичну іграшку-головоломку для братика? </text:span></text:p>
      <text:p text:style-name="P8">Вже зараз на підприємствах замість людей працюють роботи-автомати. <text:span text:style-name="T13">І р</text:span>обота в офісі — <text:s/>монотонна, однотипна робота — вважатиметься механічною, не для людини.</text:p>
      <text:p text:style-name="P7">Де ж тоді виявляти свої здібності? У сфері персональних послуг. <text:span text:style-name="T3">Цінуватися будуть унікальні, створені вручну речі, оригінальні ідеї. Щоб запропонувати щось незвичайне, потрібно буде креативити, мати власний свіжий погляд на оточення. Все залежатиме від вашого творчого мислення. </text:span></text:p>
      <text:p text:style-name="P11">Не йдеться про те, що обовʼязково потрібно стати митцем — писати картини, музику. Творчий підхід знадобиться всім - кухарям, перукарям, садівникам, будівельникам.</text:p>
      <text:p text:style-name="P4"><text:span text:style-name="T7">Займатися тим, що надихає і робить життя людей кращим — в цьому і є сенс. “Мы рождены для вдохновенья” - так у вірші </text:span><text:span text:style-name="T9">Поет і натовп</text:span><text:span text:style-name="T7"> висловився поет-легенда Олександр Пушкін.</text:span></text:p>
      <text:p text:style-name="P3">Школа потрібна для того, щоб підготувати учнів саме для такого - <text:span text:style-name="T4">натхненного та осмисленого</text:span> життя.</text:p>
      <text:p text:style-name="P3"/>
      <text:p text:style-name="P9">Тому на моїх уроках, на уроках інформатики окрім набуття знань <text:span text:style-name="T12">учні </text:span>займаються майнд-фітнесом.</text:p>
      <text:p text:style-name="P10">«Тримати в тонусі мозок» — такі заняття стануть такою ж буденністю, як нині відвідування спортзалу. Концентрація і перемикання уваги, пам’ять, швидкість обробки інформації — усе це доведеться тренувати і розви<text:span text:style-name="T11">вати</text:span> до максимуму. <text:span text:style-name="T8">Уміння викликати за бажанням стан натхнення — теж не розкіш, а необхідність у світі, де майже всі професії стануть творчими. </text:span></text:p>
      <text:p text:style-name="P10"><text:span text:style-name="T10">Тож як виглядає майнд-фітнес на моєму уроці? Учнім пропонується пройти урок, розроблений вчителем онлайн у гугл-формі. Він виглядає як міні-гра (такий собі квест), мета якого — вирішити всі завдання правильно і таким чином зібрати 12 балів. Цей квест має рівні, навчальні тестові завдання, практичні завдання у поєднанні з використанням іноземних мов. Приклад такого уроку можна переглянути за посиланням </text:span><text:a xlink:type="simple" xlink:href="http://bit.ly/apurok2" text:style-name="Internet_20_link" text:visited-style-name="Visited_20_Internet_20_Link"><text:span text:style-name="T10">http://bit.ly/apurok2</text:span></text:a></text:p>
      <text:p text:style-name="P2"><text:span text:style-name="T4">Онлайн-урок учні проходять</text:span> самостійно, <text:span text:style-name="T5">співпрацюють</text:span> у груп<text:span text:style-name="T4">ах, отримують зворотній звʼязок від вчителя та вчаться використовувати технології в освіті. Маю надію, що у Новій українській школі завдяки загальним зусиллям вчителів, батьків — суспільства, учням буде легше адаптуватися до викликів сучасності.</text:span> <text:span text:style-name="T6">Моя персональна мета як вчителя - зробити мій урок територією навичок 21 століття і я працюю над її втіленням кожного дня.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15:38:58.530152982</meta:creation-date>
    <dc:date>2018-10-06T16:31:15.049050016</dc:date>
    <meta:editing-duration>PT10M52S</meta:editing-duration>
    <meta:editing-cycles>12</meta:editing-cycles>
    <meta:generator>LibreOffice/6.1.1.2$Linux_X86_64 LibreOffice_project/10$Build-2</meta:generator>
    <meta:document-statistic meta:table-count="0" meta:image-count="0" meta:object-count="0" meta:page-count="1" meta:paragraph-count="11" meta:word-count="402" meta:character-count="2833" meta:non-whitespace-character-count="2427"/>
  </office:meta>
</office:document-meta>
</file>